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58717F30B797B82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cm, 1.335cm, 27.02cm, 6.0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2cm" svg:height="11.337cm" svg:x="1.4cm" svg:y="0.3cm">
          <draw:image xlink:href="Pictures/1000000000000BD000000FC058717F30B797B82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15:05.008048478</dc:date>
    <meta:editing-duration>PT2M5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